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3b1c" officeooo:paragraph-rsid="00033b1c"/>
    </style:style>
    <style:style style:name="P2" style:family="paragraph" style:parent-style-name="Standard">
      <style:text-properties officeooo:rsid="00033b1c" officeooo:paragraph-rsid="00035aa6"/>
    </style:style>
    <style:style style:name="P3" style:family="paragraph" style:parent-style-name="Standard">
      <style:text-properties officeooo:rsid="00033b1c" officeooo:paragraph-rsid="0005c8f3"/>
    </style:style>
    <style:style style:name="P4" style:family="paragraph" style:parent-style-name="Standard">
      <style:text-properties officeooo:rsid="00035aa6" officeooo:paragraph-rsid="00035aa6"/>
    </style:style>
    <style:style style:name="P5" style:family="paragraph" style:parent-style-name="Standard" style:list-style-name="L1">
      <style:text-properties officeooo:paragraph-rsid="00052245"/>
    </style:style>
    <style:style style:name="P6" style:family="paragraph" style:parent-style-name="Standard" style:list-style-name="L1">
      <style:text-properties officeooo:paragraph-rsid="0005c8f3"/>
    </style:style>
    <style:style style:name="P7" style:family="paragraph" style:parent-style-name="Standard" style:list-style-name="L1">
      <style:text-properties officeooo:rsid="0005c8f3" officeooo:paragraph-rsid="0005c8f3"/>
    </style:style>
    <style:style style:name="P8" style:family="paragraph" style:parent-style-name="Standard">
      <style:text-properties officeooo:rsid="0005c8f3" officeooo:paragraph-rsid="0005c8f3"/>
    </style:style>
    <style:style style:name="T1" style:family="text">
      <style:text-properties officeooo:rsid="00035aa6"/>
    </style:style>
    <style:style style:name="T2" style:family="text">
      <style:text-properties officeooo:rsid="00052245"/>
    </style:style>
    <style:style style:name="T3" style:family="text">
      <style:text-properties officeooo:rsid="0005c8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bergMap <text:span text:style-name="T1">&lt;link_to root_path&gt;</text:span> ist ein crowdsourcing-Kartenprojekt, welches <text:span text:style-name="T1">nützliche Infrastruktur</text:span> für geflüchtete Menschen in Berlin Lichtenberg <text:span text:style-name="T1">und darüber hinaus </text:span>abbildet.</text:p>
      <text:p text:style-name="P1"/>
      <text:p text:style-name="P4">Motivation</text:p>
      <text:p text:style-name="P1"/>
      <text:p text:style-name="P1">Für uns ist nicht nur das Recht auf Bewegungsfreiheit bzw. die freie Wahl des Lebensumfelds ein basales Recht, welches allen Menschen zusteht. Auch gehen wir davon aus, dass - insbesondere für unterprivilegierte Menschen – Nutzung, Gestaltung und Aneignung kommunaler Gemeinwohlgüter und unkommerzielle Angebote in allen Bereichen einen wichtigen Beitrag für ein menschenwürdiges Leben darstellen. Die Inanspruchnahme etwaiger Beratungsangebote oder <text:s/>medizinischer Unterstützung setzt dabei jedoch logischerweise voraus, dass man überhaupt erstmal weiß <text:span text:style-name="T3">wo man das tun kann</text:span>. </text:p>
      <text:p text:style-name="P1"/>
      <text:p text:style-name="P1"><text:span text:style-name="T3">Vielerorts ist umfangreiches </text:span>Wissen über die lokale Umgebung vorhanden. Wissen, welches jedoch <text:span text:style-name="T3">für viele anfangs </text:span>nur schwer <text:span text:style-name="T3">zugänglich</text:span> - meist innerhalb von Communities, in <text:span text:style-name="T3">(deutschsprachigen) Trägerstrukturen, </text:span>Broschüren oder ganz woanders - ist. Selbst wenn Informationen im Netz oder auf Papier vorhanden sind fehlen <text:span text:style-name="T2">sie dann zum Beispiel eben doch </text:span>für einige Gruppen neu ankommender Menschen in der <text:span text:style-name="T2">jeweiligen </text:span>Sprache.</text:p>
      <text:p text:style-name="P1"/>
      <text:p text:style-name="P8">Was die Karte kann (und können soll)</text:p>
      <text:p text:style-name="P4"/>
      <text:p text:style-name="P2">Deshalb haben wir uns entschieden eine <text:span text:style-name="T2">kleine </text:span>Plattform zu entwickeln, die es erleichtern soll <text:span text:style-name="T2">das verteilte </text:span>Wissen <text:span text:style-name="T2">über die Umgebung </text:span>auf einer Karte einzutragen. <text:span text:style-name="T3">Man kann sich das im Prinzip wie ein “Wikipedia für Geodaten” vorstellen...</text:span></text:p>
      <text:p text:style-name="P2"/>
      <text:list xml:id="list3273260538212383082" text:style-name="L1">
        <text:list-item>
          <text:p text:style-name="P5"><text:span text:style-name="T2">Man trägt neue Punkte auf einer Karte mit einer kleinen Beschreibung, Adresse und Kontaktdaten ein oder nimmt eine Änderung an einem bestehenden Punkt vor</text:span></text:p>
          <text:p text:style-name="P5"/>
        </text:list-item>
        <text:list-item>
          <text:p text:style-name="P5"><text:span text:style-name="T3">Alle derartigen Änderungen müssen vor der endgültigen Veröffentlichung von einer Autor_innen-Gruppe akzeptiert werden</text:span></text:p>
          <text:p text:style-name="P5"/>
        </text:list-item>
        <text:list-item>
          <text:p text:style-name="P6"><text:span text:style-name="T3">Neu eingepflegte Beschreibungstexte werden automatisch überall dort in die vom System unterstützen Sprachen übersetzt, wo es noch keine Übersetzung gibt. Denn: Eine automatische Übersetzung ist besser als garkeine – erst Recht, wenn es erstmal bloß ums Orientieren geht.</text:span></text:p>
          <text:p text:style-name="P6"/>
        </text:list-item>
        <text:list-item>
          <text:p text:style-name="P6"><text:span text:style-name="T2">Wiederum andere Menschen mit sprachlichen Fähigkeiten sollen mithilfe der Software in der Lage sein, diese Lücken im Bestand von Ortsbeschreibungen unkompliziert und schnell zu füllen, also zum Beispiel automatische Übersetzungen zu verbessern.</text:span></text:p>
          <text:p text:style-name="P6"/>
        </text:list-item>
        <text:list-item>
          <text:p text:style-name="P7">Alle können den Bestand ändern: </text:p>
        </text:list-item>
      </text:list>
      <text:p text:style-name="P2"/>
      <text:p text:style-name="P2"><text:span text:style-name="T1">Die Rechnung des Projekts lautet</text:span>: Wenn jeder <text:span text:style-name="T1">und jede</text:span> mit ein paar Minuten Zeit <text:span text:style-name="T3">das eigene Wissen um die Umgebung teilt dürfte in rascher Zeit ein umfassender, mehrsprachiger Atlas unserer Kieze entstehen!</text:span></text:p>
      <text:p text:style-name="P1"/>
      <text:p text:style-name="P4">Andere Projekte</text:p>
      <text:p text:style-name="P4"/>
      <text:p text:style-name="P4">Es gibt neben uns einige andere Mapping-Projekte dieser Art.</text:p>
      <text:p text:style-name="P4"/>
      <text:p text:style-name="P4">* Arriving</text:p>
      <text:p text:style-name="P4">* RefugeeswelcomeMap</text:p>
      <text:p text:style-name="P4"><text:soft-page-break/>* Tempelhof-Projekt</text:p>
      <text:p text:style-name="P4"/>
      <text:p text:style-name="P4">Wir würden uns freuen, wenn wir als Projekte mit einem ähnlichen Fokus darauf hinarbeiten würden, unsere Daten über eine gemeinsame Schnittstelle miteinander austauschen zu können.</text:p>
      <text:p text:style-name="P2"/>
      <text:p text:style-name="P4">Entwicklung und …</text:p>
      <text:p text:style-name="P4"/>
      <text:p text:style-name="P3">Die ganze Sache läuft unkommerziell und wird momentan lediglich durch <text:span text:style-name="T1">drei Entwickler in ihrer spärlichen Freizeit </text:span>entwickelt. <text:span text:style-name="T3">Wir freuen uns über Menschen, die uns bei der weiteren Umsetzung der Idee personell oder finanziell unterstützen wollen und können. Was es momentan zu tun gibt findest du unter &lt;link_to participate&gt;.</text:span></text:p>
      <text:p text:style-name="P3"/>
      <text:p text:style-name="P3">Die Kosten fürs Hosting der Webseite werden durch Spenden <text:span text:style-name="T1">und andere Gelder </text:span>finanziert werden.</text:p>
      <text:p text:style-name="P3"/>
      <text:p text:style-name="P8">Impres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2:52:21.362025067</meta:creation-date>
    <dc:date>2016-09-14T13:53:33.791696455</dc:date>
    <meta:editing-duration>PT8M51S</meta:editing-duration>
    <meta:editing-cycles>1</meta:editing-cycles>
    <meta:document-statistic meta:table-count="0" meta:image-count="0" meta:object-count="0" meta:page-count="2" meta:paragraph-count="26" meta:word-count="457" meta:character-count="3234" meta:non-whitespace-character-count="2803"/>
    <meta:generator>LibreOffice/5.1.4.2$Linux_X86_64 LibreOffice_project/10m0$Build-2</meta:generator>
  </office:meta>
</office:document-meta>
</file>